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0pt" officeooo:paragraph-rsid="001fc0f4" style:font-size-asian="10pt" style:font-size-complex="10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name="Arial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12" style:family="paragraph" style:parent-style-name="UrbanBody_20_">
      <style:paragraph-properties fo:break-before="page"/>
    </style:style>
    <style:style style:name="P13" style:family="paragraph" style:parent-style-name="UrbanBody_20_">
      <style:text-properties style:text-underline-style="none" fo:font-weight="normal" style:font-weight-asian="normal" style:font-weight-complex="normal"/>
    </style:style>
    <style:style style:name="P14" style:family="paragraph" style:parent-style-name="UrbanBody_20_">
      <style:text-properties style:font-name="Arial"/>
    </style:style>
    <style:style style:name="P15" style:family="paragraph" style:parent-style-name="UrbanBody_20_">
      <style:text-properties style:font-name="Arial" fo:font-size="11pt" style:font-size-asian="11pt" style:font-size-complex="11pt"/>
    </style:style>
    <style:style style:name="P16" style:family="paragraph" style:parent-style-name="UrbanBody_20_">
      <style:text-properties fo:color="#000000" style:text-underline-style="none" fo:font-weight="normal" officeooo:paragraph-rsid="001fc0f4" style:font-weight-asian="normal" style:font-weight-complex="normal"/>
    </style:style>
    <style:style style:name="P17" style:family="paragraph" style:parent-style-name="UrbanTitle">
      <style:text-properties style:font-name="Arial"/>
    </style:style>
    <style:style style:name="P18" style:family="paragraph" style:parent-style-name="UrbanTitle">
      <style:text-properties style:font-name="Arial" style:text-underline-style="none"/>
    </style:style>
    <style:style style:name="P19" style:family="paragraph" style:parent-style-name="UrbanTitle">
      <style:text-properties style:font-name="Arial" style:text-underline-style="none" officeooo:paragraph-rsid="001fc0f4"/>
    </style:style>
    <style:style style:name="P20" style:family="paragraph" style:parent-style-name="Standard">
      <style:paragraph-properties fo:margin-left="0.751cm" fo:margin-right="0cm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c0f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paragraph-rsid="0022038d" fo:background-color="#fff2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2038d"/>
    </style:style>
    <style:style style:name="P24" style:family="paragraph" style:parent-style-name="Heading_20_2">
      <style:text-properties fo:color="#000000" style:font-name="arial" fo:font-size="11pt" fo:font-style="normal" style:text-underline-style="none" fo:font-weight="bold" officeooo:rsid="0084aa93" officeooo:paragraph-rsid="001fc0f4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/>
    </style:style>
    <style:style style:name="T5" style:family="text">
      <style:text-properties fo:font-size="12pt" fo:language="fr" fo:country="BE" officeooo:rsid="001eddab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fr" fo:country="BE"/>
    </style:style>
    <style:style style:name="T8" style:family="text">
      <style:text-properties fo:language="fr" fo:country="BE" officeooo:rsid="00164556"/>
    </style:style>
    <style:style style:name="T9" style:family="text">
      <style:text-properties officeooo:rsid="0017d3e8"/>
    </style:style>
    <style:style style:name="T10" style:family="text">
      <style:text-properties officeooo:rsid="001987c4"/>
    </style:style>
    <style:style style:name="T11" style:family="text">
      <style:text-properties officeooo:rsid="001a12ad"/>
    </style:style>
    <style:style style:name="T12" style:family="text">
      <style:text-properties officeooo:rsid="001bcdfa"/>
    </style:style>
    <style:style style:name="T13" style:family="text">
      <style:text-properties officeooo:rsid="001eddab"/>
    </style:style>
    <style:style style:name="T14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9" style:family="text">
      <style:text-properties officeooo:rsid="0022038d"/>
    </style:style>
    <style:style style:name="T20" style:family="text">
      <style:text-properties fo:color="#ce181e" style:font-name="Arial" fo:font-size="10pt" style:text-underline-style="none" fo:font-weight="normal" fo:background-color="#fff200" loext:char-shading-value="0" style:font-size-asian="10pt" style:font-weight-asian="normal" style:font-size-complex="10pt" style:font-weight-complex="normal"/>
    </style:style>
    <style:style style:name="T21" style:family="text">
      <style:text-properties fo:color="#ce181e" style:font-name="Arial" fo:font-size="10pt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ce181e" style:font-name="Arial" fo:font-size="10pt" fo:font-style="normal" style:text-underline-style="none" fo:font-weight="normal" officeooo:rsid="0022038d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25"><text:span text:style-name="T26">do text</text:span></text:p><text:p text:style-name="P25"><text:span text:style-name="T2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6">Service Public de Wallonie</text:p>
            <text:p text:style-name="P16"/>
            <text:p text:style-name="P22"><text:span text:style-name="T16"><office:annotation><dc:creator>Gauthier Bastien</dc:creator><dc:date>2011-01-13T14:56:41</dc:date><text:p text:style-name="P25">do text</text:p><text:p text:style-name="P25">from document(at=arne, format='odt')</text:p></office:annotation></text:span><text:span text:style-name="T17">Import depuis </text:span><text:span text:style-name="T18">arne</text:span><text:span text:style-name="T17">.odt</text:span></text:p>
            <text:h text:style-name="P24" text:outline-level="2">RECOMMANDE</text:h>
          </table:table-cell>
        </table:table-row>
      </table:table>
      <text:p text:style-name="P19"/>
      <text:p text:style-name="P19">Transmis de déclaration </text:p>
      <text:p text:style-name="P18">environnementale recevable</text:p>
      <text:p text:style-name="P15"/>
      <text:p text:style-name="P15"/>
      <text:p text:style-name="P15"/>
      <text:p text:style-name="P15">Monsieur le Fonctionnaire <text:span text:style-name="T11">Technique</text:span>,</text:p>
      <text:p text:style-name="P15"/>
      <text:p text:style-name="P15">Concerne :</text:p>
      <text:p text:style-name="P9"><text:span text:style-name="T7">Déclaration sur base des articles 67 et suivants de l’Arrêté du Gouvernement Wallon du </text:span><text:span text:style-name="T8">4 juillet 2002</text:span><text:span text:style-name="T7"> relatif à la procédure et à diverses mesures d’exécution </text:span>du décret du <text:span text:style-name="T9">11 mars 1999</text:span> relatif au permis d’environnement. </text:p>
      <text:p text:style-name="P15"/>
      <text:p text:style-name="P15"><office:annotation><dc:creator>Gauthier Bastien</dc:creator><dc:date>2011-02-16T16:12:24</dc:date><text:p text:style-name="P25"><text:span text:style-name="T24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5"><text:span text:style-name="T23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15"><text:span text:style-name="T3">Objet :</text:span> <text:text-input text:description="Objet des travaux">self.getLicenceSubject()</text:text-input></text:p>
      <text:p text:style-name="P15"><text:span text:style-name="T3">Situation :</text:span> <text:text-input text:description="Situation des travaux">self.getWorkLocationSignaletic()</text:text-input></text:p>
      <text:p text:style-name="P15"/>
      <text:p text:style-name="P15"/>
      <text:p text:style-name="P3">J’ai l’honneur de vous transmettre la déclaration, recevable, dont objet sous rubrique avec mention « enregistrée ».</text:p>
      <text:p text:style-name="P8"/>
      <text:p text:style-name="P6">Dans le cadre de celle-ci, je vous informe que des conditions complémentaires seront requises.</text:p>
      <text:p text:style-name="P8"/>
      <text:p text:style-name="P15">Une copie a également été envoyée au demandeur et au Fonctionnaire <text:span text:style-name="T11">délégué</text:span>.</text:p>
      <text:p text:style-name="P8"/>
      <text:p text:style-name="P6">Je vous prie de croire, Monsieur le Fonctionnaire <text:span text:style-name="T11">Technique</text:span>, en l’expression de ma considération distinguée.</text:p>
      <text:p text:style-name="P15"/>
      <text:p text:style-name="P15"/>
      <text:p text:style-name="P15"><text:text-input text:description="Délivré à xxx le xxx">urbanEventObj.getFormattedDate(forDelivery=True)</text:text-input>.</text:p>
      <text:p text:style-name="P12"><draw:frame draw:style-name="fr2" draw:name="Cadre3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25"><text:span text:style-name="T25">do text</text:span></text:p><text:p text:style-name="P25"><text:span text:style-name="T25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1"><draw:text-box><text:p text:style-name="P13">Service Public de Wallonie</text:p><text:p text:style-name="P13"/><text:p text:style-name="P23"><text:span text:style-name="T20"><office:annotation><dc:creator>Gauthier Bastien</dc:creator><dc:date>2011-01-13T14:56:41</dc:date><text:p text:style-name="P25">do text</text:p><text:p text:style-name="P25">from document(at=tlpe, format='odt')</text:p></office:annotation></text:span><text:span text:style-name="T21">Import depuis </text:span><text:span text:style-name="T22">tlpe</text:span><text:span text:style-name="T21">.odt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17">Transmis de déclaration </text:p>
      <text:p text:style-name="P17">environnementale recevable</text:p>
      <text:p text:style-name="P14"/>
      <text:p text:style-name="P14"><text:span text:style-name="T6"><office:annotation><dc:creator>Gauthier Bastien</dc:creator><dc:date>2011-01-13T14:56:41</dc:date><text:p text:style-name="P25"><text:span text:style-name="T25">do text</text:span></text:p><text:p text:style-name="P25"><text:span text:style-name="T25">from document(at=reference, format='odt')</text:span></text:p></office:annotation></text:span>Import depuis reference.odt</text:p>
      <text:p text:style-name="P14"/>
      <text:p text:style-name="P14"/>
      <text:p text:style-name="P14">Monsieur le Fonctionnaire <text:span text:style-name="T12">Délégué</text:span>,</text:p>
      <text:p text:style-name="P14"/>
      <text:p text:style-name="P14">Concerne :</text:p>
      <text:p text:style-name="P10"><text:span text:style-name="T4">Déclaration sur base des articles 67 et suivants de l’Arrêté du Gouvernement Wallon du </text:span><text:span text:style-name="T5">4 juillet 2002</text:span><text:span text:style-name="T4"> relatif à la procédure et à diverses mesures d’exécution </text:span>du décret du <text:span text:style-name="T13">11 mars 1999</text:span> relatif au permis d’environnement. </text:p>
      <text:p text:style-name="P14"/>
      <text:p text:style-name="P14"><office:annotation><dc:creator>Gauthier Bastien</dc:creator><dc:date>2011-02-16T16:12:24</dc:date><text:p text:style-name="P25"><text:span text:style-name="T24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5"><text:span text:style-name="T23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4"/>
      <text:p text:style-name="P14"/>
      <text:p text:style-name="P4">J’ai l’honneur de vous transmettre la déclaration, recevable, dont objet sous rubrique avec mention « enregistrée ».</text:p>
      <text:p text:style-name="P20"/>
      <text:p text:style-name="P7">Dans le cadre de celle-ci, je vous informe que des conditions complémentaires seront requises.</text:p>
      <text:p text:style-name="P20"/>
      <text:p text:style-name="P14">Une copie a également été envoyée au demandeur et au Fonctionnaire <text:span text:style-name="T12">technique</text:span>.</text:p>
      <text:p text:style-name="P11"/>
      <text:p text:style-name="P7">Je vous prie de croire, Monsieur le Fonctionnaire <text:span text:style-name="T12">Délégué</text:span>, en l’expression de ma considération distinguée.</text:p>
      <text:p text:style-name="P14"/>
      <text:p text:style-name="P14"/>
      <text:p text:style-name="P14"><text:text-input text:description="Délivré à xxx le xxx">urbanEventObj.getFormattedDate(forDelivery=True)</text:text-input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2:03.725546958</dc:date>
    <dc:language>fr-FR</dc:language>
    <meta:editing-cycles>96</meta:editing-cycles>
    <meta:editing-duration>P1DT8H6M12S</meta:editing-duration>
    <meta:document-statistic meta:table-count="1" meta:image-count="0" meta:object-count="0" meta:page-count="2" meta:paragraph-count="39" meta:word-count="294" meta:character-count="2124" meta:non-whitespace-character-count="1892"/>
    <meta:user-defined meta:name="Info 1"/>
    <meta:user-defined meta:name="Info 2"/>
    <meta:user-defined meta:name="Info 3"/>
    <meta:user-defined meta:name="Info 4"/>
  </office:meta>
</office:document-meta>
</file>